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7C000000FF0146E678775DCA6D.png" manifest:media-type="image/png"/>
  <manifest:file-entry manifest:full-path="Pictures/1000020100000262000000BD77BC97C2226CCFE5.png" manifest:media-type="image/png"/>
  <manifest:file-entry manifest:full-path="Pictures/10000000000002EE00000172A9F6DDEF198B595F.png" manifest:media-type="image/png"/>
  <manifest:file-entry manifest:full-path="Pictures/100000000000024400000185FBA8252BA86C5F70.png" manifest:media-type="image/png"/>
  <manifest:file-entry manifest:full-path="Pictures/10000201000004E40000022E6018C04369F53E9A.png" manifest:media-type="image/png"/>
  <manifest:file-entry manifest:full-path="Pictures/10000201000001E7000000DB26530864FEFBD7E9.png" manifest:media-type="image/png"/>
  <manifest:file-entry manifest:full-path="Pictures/10000201000002900000011810E28AA4C6E9A9E5.png" manifest:media-type="image/png"/>
  <manifest:file-entry manifest:full-path="Pictures/10000201000001ED000001BC00B25C4A7E4527A9.png" manifest:media-type="image/png"/>
  <manifest:file-entry manifest:full-path="Pictures/1000020100000618000002003E927C3B724945D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opacity="25%" draw:textarea-horizontal-align="justify" draw:textarea-vertical-align="middle" draw:auto-grow-height="false" fo:min-height="27.25cm" fo:min-width="39.5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75cm" fo:min-width="6.4cm"/>
    </style:style>
    <style:style style:name="P1" style:family="paragraph">
      <loext:graphic-properties draw:fill-color="#ffffff"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50pt" fo:font-style="italic" style:font-size-asian="50pt" style:font-style-asian="italic" style:font-size-complex="50pt" style:font-style-complex="italic"/>
    </style:style>
    <style:style style:name="P4" style:family="paragraph">
      <loext:graphic-properties draw:fill="none"/>
      <style:paragraph-properties fo:text-align="center"/>
      <style:text-properties style:font-name="Arial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P5" style:family="paragraph">
      <style:paragraph-properties fo:text-align="center"/>
      <style:text-properties fo:font-size="40pt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style:font-name="Arial" fo:font-size="40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style:font-name="Arial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2" style:family="text">
      <style:text-properties style:font-name="Arial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0cm" svg:height="27.5cm" svg:x="0.5cm" svg:y="0.5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2" draw:text-style-name="P2" draw:layer="layout" svg:width="10cm" svg:height="3.28cm" svg:x="0.95cm" svg:y="11.78cm">
              <draw:image xlink:href="Pictures/1000020100000618000002003E927C3B724945D2.png" xlink:type="simple" xlink:show="embed" xlink:actuate="onLoad">
                <text:p/>
              </draw:image>
            </draw:frame>
            <draw:frame draw:style-name="gr2" draw:text-style-name="P2" draw:layer="layout" svg:width="10cm" svg:height="3.28cm" svg:x="1.95cm" svg:y="12.78cm">
              <draw:image xlink:href="Pictures/1000020100000618000002003E927C3B724945D2.png" xlink:type="simple" xlink:show="embed" xlink:actuate="onLoad">
                <text:p/>
              </draw:image>
            </draw:frame>
            <draw:frame draw:style-name="gr2" draw:text-style-name="P2" draw:layer="layout" svg:width="10cm" svg:height="3.28cm" svg:x="2.95cm" svg:y="13.78cm">
              <draw:image xlink:href="Pictures/1000020100000618000002003E927C3B724945D2.png" xlink:type="simple" xlink:show="embed" xlink:actuate="onLoad">
                <text:p/>
              </draw:image>
            </draw:frame>
            <draw:frame draw:style-name="gr2" draw:text-style-name="P2" draw:layer="layout" svg:width="6.521cm" svg:height="5.873cm" svg:x="2.751cm" svg:y="8.08cm">
              <draw:image xlink:href="Pictures/10000201000001ED000001BC00B25C4A7E4527A9.png" xlink:type="simple" xlink:show="embed" xlink:actuate="onLoad">
                <text:p/>
              </draw:image>
            </draw:frame>
          </draw:g>
          <draw:custom-shape draw:style-name="gr3" draw:text-style-name="P4" draw:layer="layout" svg:width="6.9cm" svg:height="2cm" svg:x="3.5cm" svg:y="25.28cm">
            <text:p text:style-name="P3"><text:span text:style-name="T1">Ho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6.9cm" svg:height="2cm" svg:x="3.5cm" svg:y="17.08cm">
            <text:p text:style-name="P5"><text:span text:style-name="T2">Multicore</text:span></text:p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8cm" svg:height="3.57cm" svg:x="21.751cm" svg:y="1.22cm">
              <draw:image xlink:href="Pictures/10000201000004E40000022E6018C04369F53E9A.png" xlink:type="simple" xlink:show="embed" xlink:actuate="onLoad">
                <text:p/>
              </draw:image>
            </draw:frame>
            <draw:g>
              <draw:frame draw:style-name="gr2" draw:text-style-name="P2" draw:layer="layout" svg:width="8.621cm" svg:height="3.894cm" svg:x="21.73cm" svg:y="16.186cm">
                <draw:image xlink:href="Pictures/10000000000002EE00000172A9F6DDEF198B595F.png" xlink:type="simple" xlink:show="embed" xlink:actuate="onLoad">
                  <text:p/>
                </draw:image>
              </draw:frame>
              <draw:frame draw:style-name="gr2" draw:text-style-name="P2" draw:layer="layout" svg:width="8.677cm" svg:height="3.703cm" svg:x="22.33cm" svg:y="19.837cm">
                <draw:image xlink:href="Pictures/10000201000002900000011810E28AA4C6E9A9E5.png" xlink:type="simple" xlink:show="embed" xlink:actuate="onLoad">
                  <text:p/>
                </draw:image>
              </draw:frame>
            </draw:g>
            <draw:frame draw:style-name="gr2" draw:text-style-name="P2" draw:layer="layout" svg:width="6.442cm" svg:height="2.896cm" svg:x="22.851cm" svg:y="4.78cm">
              <draw:image xlink:href="Pictures/10000201000001E7000000DB26530864FEFBD7E9.png" xlink:type="simple" xlink:show="embed" xlink:actuate="onLoad">
                <text:p/>
              </draw:image>
            </draw:frame>
            <draw:g>
              <draw:frame draw:style-name="gr2" draw:text-style-name="P2" draw:layer="layout" svg:width="7.672cm" svg:height="5.145cm" svg:x="28.579cm" svg:y="7.18cm">
                <draw:image xlink:href="Pictures/100000000000024400000185FBA8252BA86C5F70.png" xlink:type="simple" xlink:show="embed" xlink:actuate="onLoad">
                  <text:p/>
                </draw:image>
              </draw:frame>
              <draw:frame draw:style-name="gr2" draw:text-style-name="P2" draw:layer="layout" svg:width="8.069cm" svg:height="2.499cm" svg:x="28.682cm" svg:y="12.28cm">
                <draw:image xlink:href="Pictures/1000020100000262000000BD77BC97C2226CCFE5.png" xlink:type="simple" xlink:show="embed" xlink:actuate="onLoad">
                  <text:p/>
                </draw:image>
              </draw:frame>
              <draw:frame draw:style-name="gr2" draw:text-style-name="P2" draw:layer="layout" svg:width="5.026cm" svg:height="3.372cm" svg:x="35.025cm" svg:y="9.708cm">
                <draw:image xlink:href="Pictures/100002010000017C000000FF0146E678775DCA6D.png" xlink:type="simple" xlink:show="embed" xlink:actuate="onLoad">
                  <text:p/>
                </draw:image>
              </draw:frame>
            </draw:g>
            <draw:custom-shape draw:style-name="gr3" draw:text-style-name="P6" draw:layer="layout" svg:width="6.9cm" svg:height="2cm" svg:x="28.951cm" svg:y="2.68cm">
              <text:p text:style-name="P5"><text:span text:style-name="T2">GPU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6.9cm" svg:height="2cm" svg:x="19.951cm" svg:y="10.68cm">
              <text:p text:style-name="P5"><text:span text:style-name="T2">Coprocess</text:span><text:span text:style-name="T2">adore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6.9cm" svg:height="2cm" svg:x="30.974cm" svg:y="18.68cm">
              <text:p text:style-name="P5"><text:span text:style-name="T2">FPGAs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" draw:text-style-name="P4" draw:layer="layout" svg:width="6.9cm" svg:height="2cm" svg:x="28.05cm" svg:y="24.85cm">
          <text:p text:style-name="P3"><text:span text:style-name="T1">Disposi</text:span><text:span text:style-name="T1">tivos </text:span><text:span text:style-name="T1"><text:line-break/></text:span><text:span text:style-name="T1">Acelera</text:span><text:span text:style-name="T1">dor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1cm" fo:page-height="2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ério Aparecido Gonçalves</meta:initial-creator>
    <meta:creation-date>2016-08-07T20:57:17.014579211</meta:creation-date>
    <dc:date>2017-08-27T11:26:19.406828812</dc:date>
    <dc:creator>Rogério Aparecido Gonçalves</dc:creator>
    <meta:editing-duration>PT2H16M</meta:editing-duration>
    <meta:editing-cycles>32</meta:editing-cycles>
    <meta:generator>LibreOffice/5.3.4.2$Linux_X86_64 LibreOffice_project/f82d347ccc0be322489bf7da61d7e4ad13fe2ff3</meta:generator>
    <meta:document-statistic meta:object-count="23"/>
  </office:meta>
</office:document-meta>
</file>